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b42dc" officeooo:paragraph-rsid="000b42dc"/>
    </style:style>
    <style:style style:name="P4" style:family="paragraph" style:parent-style-name="Standard">
      <style:paragraph-properties fo:text-align="start" style:justify-single-word="false"/>
      <style:text-properties officeooo:rsid="000c84e6" officeooo:paragraph-rsid="000c84e6"/>
    </style:style>
    <style:style style:name="P5" style:family="paragraph" style:parent-style-name="Standard">
      <style:paragraph-properties fo:text-align="start" style:justify-single-word="false"/>
      <style:text-properties officeooo:rsid="000d217c" officeooo:paragraph-rsid="000d217c"/>
    </style:style>
    <style:style style:name="P6" style:family="paragraph" style:parent-style-name="Standard">
      <style:paragraph-properties fo:text-align="center" style:justify-single-word="false"/>
      <style:text-properties officeooo:rsid="000ec923" officeooo:paragraph-rsid="000ec923"/>
    </style:style>
    <style:style style:name="P7" style:family="paragraph" style:parent-style-name="Standard">
      <style:paragraph-properties fo:text-align="start" style:justify-single-word="false"/>
      <style:text-properties officeooo:rsid="000ec923" officeooo:paragraph-rsid="000ec923"/>
    </style:style>
    <style:style style:name="P8" style:family="paragraph" style:parent-style-name="Standard">
      <style:paragraph-properties fo:text-align="start" style:justify-single-word="false"/>
      <style:text-properties officeooo:rsid="0010a80e" officeooo:paragraph-rsid="0010a80e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098b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gr1" style:family="graphic">
      <style:graphic-properties draw:stroke="solid" svg:stroke-width="0.101cm" svg:stroke-color="#ec9ba4" draw:marker-start-width="0.499cm" draw:marker-end-width="0.499cm" draw:fill="none" draw:fill-color="#ffffff" fo:min-height="10.63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.101cm" svg:stroke-color="#ec9ba4" draw:marker-start-width="0.499cm" draw:marker-end-width="0.499cm" draw:fill="none" draw:fill-color="#ffffff" fo:min-height="5.1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tab/><text:span text:style-name="T1">Aula 06 – Pilares da POO: Encapsulamento</text:span></text:p>
      <text:p text:style-name="P1"/>
      <text:p text:style-name="P1"/>
      <text:p text:style-name="P3">Encapsulamento</text:p>
      <text:p text:style-name="P3">Herança</text:p>
      <text:p text:style-name="P3">Polimorfismo</text:p>
      <text:p text:style-name="P3"/>
      <text:p text:style-name="P4">Encapsulamento – Imagine uma capsula onde você armazena o conteúdo dentro dela, exemplo, pilha! O encapsulamento te ajuda a criar um padrão. Uma pilha pode ter diversas “capas” para funcionarem em diversos dispositivos.</text:p>
      <text:p text:style-name="P4"/>
      <text:p text:style-name="P4">Encapsular é ocultar partes independentes da implementação, permitindo construir partes invisíveis ao mundo exterior. Vamos supor a pilha novamente, você não precisa saber como ele funciona, precisa apenas conhecer a sua funcionalidade.</text:p>
      <text:p text:style-name="P4"/>
      <text:p text:style-name="P4">Você troca mensagens com a capsula e ela lhe manda uma resposta, você não acessa a capsula. </text:p>
      <text:p text:style-name="P4"/>
      <text:p text:style-name="P5">O código é protegido com a capsula e ele lhe informa o que essa capsula faz, e chamamos de interface. </text:p>
      <text:p text:style-name="P5"/>
      <text:p text:style-name="P5">Interface é uma lista de serviços fornecidos por um componente. É o contato com o mundo exterior, que define o que pode ser feito com um objeto dessa classe.</text:p>
      <text:p text:style-name="P2"/>
      <text:p text:style-name="P2"/>
      <text:p text:style-name="P5">Vantagens de encapsular:</text:p>
      <text:p text:style-name="P5"/>
      <text:p text:style-name="P5">1 – Tornar mudanças invisíveis;</text:p>
      <text:p text:style-name="P5">2 – Facilitar reutilização do código;</text:p>
      <text:p text:style-name="P5">3 – Reduzir efeitos colaterais.</text:p>
      <text:p text:style-name="P5"/>
      <text:p text:style-name="P5">Como encapsular?</text:p>
      <text:p text:style-name="P5"/>
      <text:p text:style-name="P5"/>
      <text:p text:style-name="P6"><draw:frame text:anchor-type="paragraph" draw:z-index="0" draw:name="Forma1" draw:style-name="gr2" draw:text-style-name="P12" svg:width="3.876cm" svg:height="5.24cm" svg:x="4.69cm" svg:y="0.064cm"><draw:text-box><text:p text:style-name="P9">&lt;&lt;interface&gt;&gt;</text:p><text:p text:style-name="P9"><text:span text:style-name="T2">Controlador</text:span></text:p><text:p text:style-name="P9"><text:span text:style-name="T2">_________________</text:span></text:p><text:p text:style-name="P10"><text:span text:style-name="T3">+Ligar()</text:span></text:p><text:p text:style-name="P10"><text:span text:style-name="T3">+Desligar()</text:span></text:p><text:p text:style-name="P10"><text:span text:style-name="T3">+AbrirMenu()</text:span></text:p><text:p text:style-name="P10"><text:span text:style-name="T3">+FecharMenu()</text:span></text:p><text:p text:style-name="P10"><text:span text:style-name="T3">+MaisVolume()</text:span></text:p><text:p text:style-name="P10"><text:span text:style-name="T3">+MenosVolume()</text:span></text:p><text:p text:style-name="P10"><text:span text:style-name="T3">+ligarMudo()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><draw:frame text:anchor-type="paragraph" draw:z-index="1" draw:name="Forma2" draw:style-name="gr1" draw:text-style-name="P11" svg:width="3.818cm" svg:height="10.734cm" svg:x="5.182cm" svg:y="-0.201cm"><draw:text-box><text:p text:style-name="P9"><text:span text:style-name="T2">ControleRemoto</text:span></text:p><text:p text:style-name="P9"><text:span text:style-name="T2">_________________</text:span><text:span text:style-name="T2">_</text:span></text:p><text:p text:style-name="P10"><text:span text:style-name="T3">-volume</text:span></text:p><text:p text:style-name="P10"><text:span text:style-name="T3">-ligado</text:span></text:p><text:p text:style-name="P10"><text:span text:style-name="T3">-tocando</text:span></text:p><text:p text:style-name="P10"><text:span text:style-name="T3">_________________</text:span><text:span text:style-name="T3">_</text:span></text:p><text:p text:style-name="P10"><text:span text:style-name="T3">+Ligar()</text:span></text:p><text:p text:style-name="P10"><text:span text:style-name="T3">+Desligar()</text:span></text:p><text:p text:style-name="P10"><text:span text:style-name="T3">+AbrirMenu()</text:span></text:p><text:p text:style-name="P10"><text:span text:style-name="T3">+FecharMenu()</text:span></text:p><text:p text:style-name="P10"><text:span text:style-name="T3">+MaisVolume()</text:span></text:p><text:p text:style-name="P10"><text:span text:style-name="T3">+MenosVolume()</text:span></text:p><text:p text:style-name="P10"><text:span text:style-name="T3">+ligarMudo()</text:span></text:p><text:p text:style-name="P10"><text:span text:style-name="T3">-setVolume()</text:span></text:p><text:p text:style-name="P10"><text:span text:style-name="T3">-getVolume()</text:span></text:p><text:p text:style-name="P10"><text:span text:style-name="T3">-setLigado()</text:span></text:p><text:p text:style-name="P10"><text:span text:style-name="T3">-getLigado()</text:span></text:p><text:p text:style-name="P10"><text:span text:style-name="T3">-setTocando()</text:span></text:p><text:p text:style-name="P10"><text:span text:style-name="T3">-getTocando()</text:span></text:p></draw:text-box></draw:frame><text:soft-page-break/></text:p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Recomenda-se get e set públicos mas aqui iremos usar privado</text:p>
      <text:p text:style-name="P8"/>
      <text:p text:style-name="P8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6:02:20.115498062</meta:creation-date>
    <dc:date>2020-09-25T16:56:22.615889238</dc:date>
    <meta:editing-duration>PT23M14S</meta:editing-duration>
    <meta:editing-cycles>5</meta:editing-cycles>
    <meta:generator>LibreOffice/6.4.4.2$Linux_X86_64 LibreOffice_project/40$Build-2</meta:generator>
    <meta:document-statistic meta:table-count="0" meta:image-count="0" meta:object-count="0" meta:page-count="2" meta:paragraph-count="15" meta:word-count="167" meta:character-count="1080" meta:non-whitespace-character-count="919"/>
  </office:meta>
</office:document-meta>
</file>